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1af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c1af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زَّلْزَل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إِذَا زُلْزۣلَتِ </text:span><text:span text:style-name="T5">۱</text:span><text:span text:style-name="T2">لاَرْضُ زۣلْزَالَهَا </text:span><text:span text:style-name="T3">(1)</text:span><text:span text:style-name="T2"> وَأَخْرَجَتِ </text:span><text:span text:style-name="T5">۱</text:span><text:span text:style-name="T2">لاَرْضضضُ أَثْقَالَهَا </text:span><text:span text:style-name="T3">(2)</text:span><text:span text:style-name="T2"> وَقَالَ </text:span><text:span text:style-name="T5">۰</text:span><text:span text:style-name="T2">لِانسَـٰنُ مَا لَهَا </text:span><text:span text:style-name="T3">(3)</text:span><text:span text:style-name="T2"> يَوْمَئِذٍ تُحَدِّثُ أَخْبَارَهَا </text:span><text:span text:style-name="T3">(4)</text:span><text:span text:style-name="T2"> بِأَنَّ رَبَّكَ أَوْحۭــيٰ لَهَاؐ </text:span><text:span text:style-name="T3">(5)</text:span><text:span text:style-name="T2"> يَوْمَئِذٍ يَصْدُرُ </text:span><text:span text:style-name="T5">۴</text:span><text:span text:style-name="T2">لنَّاسسسُ أَشْتَاتاً </text:span><text:span text:style-name="T3">(6)</text:span><text:span text:style-name="T2"> لِّيُرَوَاْ اَعْمَـٰلَهُمْؐ </text:span><text:span text:style-name="T3">(7)</text:span><text:span text:style-name="T2"> فَمَنْ يَّعْمَـلْ مِثْقَالَ ذَرَّةٖ خَيْراً يَرَهُؐ, </text:span><text:span text:style-name="T3">(8)</text:span><text:span text:style-name="T2"> وَمَـنْ يَّعْمَـلْ مِثْقَالَ ذَرَّةٍ شَرّاً يَرَهُ, </text:span><text:span text:style-name="T3">(9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5:59.475179765</meta:creation-date>
    <dc:date>2025-03-03T14:46:10.280896262</dc:date>
    <meta:editing-duration>PT13S</meta:editing-duration>
    <meta:editing-cycles>1</meta:editing-cycles>
    <meta:document-statistic meta:table-count="0" meta:image-count="0" meta:object-count="0" meta:page-count="1" meta:paragraph-count="2" meta:word-count="51" meta:character-count="279" meta:non-whitespace-character-count="229"/>
    <meta:generator>LibreOffice/24.8.2.1$Linux_X86_64 LibreOffice_project/0f794b6e29741098670a3b95d60478a65d05ef13</meta:generator>
  </office:meta>
</office:document-meta>
</file>